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ğ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  <text:p text:style-name="rststyle-textbody">Burada <text:span text:style-name="rststyle-strong">main</text:span> fonksiyonunu türünün bir önemi yoktur. <text:span text:style-name="rststyle-strong">void</text:span> olarak da tanımlanabilir. Ayrıca kullanmayacaksak arguman tanımlamaya da gerek yoktur. Kısaca Şu şekilde de yazabilirdik.</text:p>
        <ns0:p ns0:style-name="rststyle-codeblock">void main(){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}</text:span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ılığı ile değiştirilmesini sağlayabilirsiniz.
Bu şekilde tanımlanan değerler derlemeden önce yerine yazıldığı için değişken olarak işlem görmezler.</text:p>
        <ns0:p ns0:style-name="rststyle-codeblock">#define sayi 12<ns0:line-break/>...<ns0:line-break/>printf("%d\n",sayi);<ns0:line-break/>...</ns0:p>
        <text:span text:style-name="rststyle-comment">
          <text:span text:style-name="rststyle-preproc">#define sayi 12
</text:span>
        </text:span>
        <text:span text:style-name="rststyle-punctuation">...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 sağlanmayana kadar block içi tekrarlanır.
Döngü oluşturmak için <text:span text:style-name="rststyle-strong">while</text:span> ku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  <text:p text:style-name="rststyle-textbody">Döngülerde <text:span text:style-name="rststyle-strong">continue</text:span> kullanarak döngünün tamamlanması beklenmeden başa dönülür.
<text:span text:style-name="rststyle-strong">break</text:span> kullanarak döngüden çıkılır.</text:p>
        <ns0:p ns0:style-name="rststyle-codeblock"><ns0:s ns0:c="6"/>int sayi = 10<ns0:line-break/><ns0:s ns0:c="6"/>while(1) {<ns0:line-break/><ns0:s ns0:c="10"/>printf("%d\n",sayi);<ns0:line-break/><ns0:s ns0:c="4"/>if(sayi &lt; 0) {<ns0:line-break/><ns0:s ns0:c="14"/>break;<ns0:line-break/><ns0:s ns0:c="10"/>}<ns0:line-break/><ns0:s ns0:c="10"/>sayi--;<ns0:line-break/><ns0:s ns0:c="10"/>continue;<ns0:line-break/><ns0:s ns0:c="10"/>printf("%s\n","Bu satıra gelinmez.");<ns0:line-break/>}</ns0:p>
        <text:span text:style-name="rststyle-whitespace">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
      </text:span>
        <text:span text:style-name="rststyle-keyword">while</text:span>
        <text:span text:style-name="rststyle-punctuation">(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    </text:span>
        <text:span text:style-name="rststyle-keyword">break</text:span>
        <text:span text:style-name="rststyle-punctuation">;</text:span>
        <text:span text:style-name="rststyle-whitespace">
          </text:span>
        <text:span text:style-name="rststyle-punctuation">}</text:span>
        <text:span text:style-name="rststyle-whitespace">
          </text:span>
        <text:span text:style-name="rststyle-name">sayi</text:span>
        <text:span text:style-name="rststyle-operator">--</text:span>
        <text:span text:style-name="rststyle-punctuation">;</text:span>
        <text:span text:style-name="rststyle-whitespace">
          </text:span>
        <text:span text:style-name="rststyle-keyword">continue</text:span>
        <text:span text:style-name="rststyle-punctuation">;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Bu satıra gelinmez.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Yukarıdaki örnekte döngü koşulu sürekli olarak devam etmeye neden olur.
Sayımız 0dan küçükse döngü <text:span text:style-name="rststyle-strong">break</text:span> kullanarak sonlandırılır.
Döngü içinde <text:span text:style-name="rststyle-strong">continue</text:span> kısmına gelindiğinde başa dönüldüğü için bir alttaki satır çalıştırılmaz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  <text:section text:name="Section13" text:style-name="Sect1">
        <text:h text:outline-level="1" text:style-name="rststyle-heading1">Fonksiyonlar</text:h>
        <text:p text:style-name="rststyle-textbody">C dilinde bir fonksiyon aşağıdaki gibi tanımlanır.</text:p>
        <ns0:p ns0:style-name="rststyle-codeblock">int yazdir(char* yazi){<ns0:line-break/><ns0:s ns0:c="4"/>if(yazi != NULL){<ns0:line-break/><ns0:s ns0:c="8"/>printf("%s\n",yazi);<ns0:line-break/><ns0:s ns0:c="8"/>return 0;<ns0:line-break/><ns0:s ns0:c="4"/>}<ns0:line-break/>return 1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punctuation">){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yazi</text:span>
        <text:span text:style-name="rststyle-whitespace"> </text:span>
        <text:span text:style-name="rststyle-operator">!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yazi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fonksiyon verilen değişken değere sahipse ekrana yazdırıp 0 döndürür.
Eğer değeri yoksa 1 döndürür.</text:p>
        <text:p text:style-name="rststyle-textbody">Basit işlemler için <text:span text:style-name="rststyle-strong">#define</text:span> ile de fonksiyon tanımlanabilir.
Bu şekilde tanımlanan fonksiyonlar derleme öncesi yerine yazılarak çalışır.</text:p>
        <ns0:p ns0:style-name="rststyle-codeblock">#define topla(A,B) A+B<ns0:line-break/><ns0:line-break/>int main(int argc, char** argv){<ns0:line-break/><ns0:s ns0:c="4"/>int sayi = topla(3, 5);<ns0:line-break/><ns0:s ns0:c="4"/>return 0;<ns0:line-break/>}</ns0:p>
        <text:span text:style-name="rststyle-comment">
          <text:span text:style-name="rststyle-preproc">#define topla(A,B) A+B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Fonksiyonlar yazılma sırasına göre kullanılabilirler.
Bu yüzden fonksiyonlar henüz tanımlı değilse kullanılamazlar.
Bu durumun üstesinden gelmek için <text:span text:style-name="rststyle-strong">header</text:span> tanımlaması yapılır.</text:p>
        <ns0:p ns0:style-name="rststyle-codeblock">void yaz();<ns0:line-break/>int main(){<ns0:line-break/><ns0:s ns0:c="4"/>yaz();<ns0:line-break/><ns0:s ns0:c="4"/>return 0;<ns0:line-break/>}<ns0:line-break/>void yaz(){<ns0:line-break/><ns0:s ns0:c="4"/>printf("%s\n","Hello World");<ns0:line-break/>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Header tanımlamaları kütüphane yazarken de kullanılır.
Bunun için bu tanımlamaları <text:span text:style-name="rststyle-strong">.h</text:span> uzantılı dosyalara yazmanız gereklidir.
Bu dosyayı <text:span text:style-name="rststyle-strong">include</text:span> kullanarak eklemeliyiz.</text:p>
        <text:p text:style-name="rststyle-textbody">yaz.h dosyası</text:p>
        <ns0:p ns0:style-name="rststyle-codeblock">void yaz();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p text:style-name="rststyle-textbody">main.c dosyası</text:p>
        <ns0:p ns0:style-name="rststyle-codeblock">#include "yaz.h"<ns0:line-break/>#include &lt;stdio.h&gt;<ns0:line-break/><ns0:line-break/>int main(){<ns0:line-break/><ns0:s ns0:c="4"/>yaz();<ns0:line-break/><ns0:s ns0:c="4"/>return 0;<ns0:line-break/>}<ns0:line-break/><ns0:line-break/>void yaz(){<ns0:line-break/><ns0:s ns0:c="4"/>printf("%s\n","Hello World"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"yaz.h"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<text:span text:style-name="rststyle-strong">Not:</text:span> <text:span text:style-name="rststyle-strong">include</text:span> ifadesinde <text:span text:style-name="rststyle-strong">&lt;&gt;</text:span> içine aldığımız dosyalar <text:span text:style-name="rststyle-strong">/usr/include</text:span> <text:span text:style-name="rststyle-strong">""</text:span> içine aldığımız ise mevcut dizinde aranır.</text:p>
      </text:section>
      <text:section text:name="Section14" text:style-name="Sect1">
        <text:h text:outline-level="1" text:style-name="rststyle-heading1">Pointer ve Address kavramı</text:h>
        <text:p text:style-name="rststyle-textbody">Pointerlar bir değişkenin bellekte bulunduğu yeri belirtir. ve <text:span text:style-name="rststyle-strong">*</text:span> işareti ile belirtir.
Örneğin aşağıda bir metin pointer olarak tanımlansın ve 2 birim kaydırılsın.</text:p>
        <ns0:p ns0:style-name="rststyle-codeblock">char* msg = "abcde";<ns0:line-break/>printf("%s\n", msg + sizeof(char)*2 );</ns0:p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abcde"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msg</text:span>
        <text:span text:style-name="rststyle-whitespace"> </text:span>
        <text:span text:style-name="rststyle-operator">+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</text:span>
        <text:span text:style-name="rststyle-operator">*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 </text:span>
        <text:span text:style-name="rststyle-punctuation">);</text:span>
        <text:p text:style-name="rststyle-textbody">Bura 2 char uzunluğu kadar pointer kaydırıldığı için ekrana ilk iki karakteri silinerek yazdırılmıştır.</text:p>
        <text:p text:style-name="rststyle-textbody">Adres ise bir değişkenin bellek adresini ifade eder. <text:span text:style-name="rststyle-strong">&amp;</text:span> işareti ile belirtilir. Örneğin rastgele bir değişken oluşturup adresini ekrana yazalım.</text:p>
        <ns0:p ns0:style-name="rststyle-codeblock">int i = 0;<ns0:line-break/>printf("%p\n" &amp;i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p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);</text:span>
        <text:p text:style-name="rststyle-textbody">Konunun daha iyi anlaşılması için bir değişken oluşturup adresini bir pointera kopyalayalım. ve sonra değişkenimizi değiştirelim.</text:p>
        <ns0:p ns0:style-name="rststyle-codeblock">int i = 0; // değişken tanımladık.<ns0:line-break/>int *k = &amp;i; // adresini kopyaladık.<ns0:line-break/>int l = i; // değeri kopyaladık.<ns0:line-break/>i = 1; // değişkeni değiştirdik.<ns0:line-break/>printf("%d %d\n", i, *k, l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 tanım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k</text:span>
        <text:span text:style-name="rststyle-whitespace"> </text:span>
        <text:span text:style-name="rststyle-operator">=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adresini kopya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değeri kopyaladık.
</text:span>
       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i değiştirdik.
</text:span>
        </text:span>
        <text:span text:style-name="rststyle-name">printf</text:span>
        <text:span text:style-name="rststyle-punctuation">(</text:span>
        <text:span text:style-name="rststyle-literal">
          <text:span text:style-name="rststyle-string">"%d 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operator">*</text:span>
        <text:span text:style-name="rststyle-name">k</text:span>
        <text:span text:style-name="rststyle-punctuation">,</text:span>
        <text:span text:style-name="rststyle-whitespace"> </text:span>
        <text:span text:style-name="rststyle-name">l</text:span>
        <text:span text:style-name="rststyle-punctuation">);</text:span>
        <text:p text:style-name="rststyle-textbody">Bu örnekte ilk iki değer de değişir fakat üçüncüsü değişmez.
Bunun sebebi ikinci be birinci değişkenlerin adresi aynıyken üçüncü değişkenin adresi farklıdır.</text:p>
        <text:p text:style-name="rststyle-textbody">Bir fonksiyon tanımlarken pointer olarak arguman aldırıp bu değerde değişiklik yapabilir. Buna örnek kullanım olarak <text:span text:style-name="rststyle-strong">scanf</text:span> fonksiyonu verilebilir.</text:p>
        <ns0:p ns0:style-name="rststyle-codeblock">#include &lt;stdio.h&gt;<ns0:line-break/>void topla(int* sonuc, int sayi1, int sayi2){<ns0:line-break/><ns0:s ns0:c="4"/>*sonuc = sayi1 + sayi2;<ns0:line-break/>}<ns0:line-break/>void main(){<ns0:line-break/><ns0:s ns0:c="4"/>int i;<ns0:line-break/><ns0:s ns0:c="4"/>topla(&amp;i, 12, 22);<ns0:line-break/><ns0:s ns0:c="4"/>printf("%d\n",i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whitespace"> </text:span>
        <text:span text:style-name="rststyle-name">sonuc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1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2</text:span>
        <text:span text:style-name="rststyle-punctuation">){</text:span>
        <text:span text:style-name="rststyle-whitespace">
    </text:span>
        <text:span text:style-name="rststyle-operator">*</text:span>
        <text:span text:style-name="rststyle-name">sonuc</text:span>
        <text:span text:style-name="rststyle-whitespace"> </text:span>
        <text:span text:style-name="rststyle-operator">=</text:span>
        <text:span text:style-name="rststyle-whitespace"> </text:span>
        <text:span text:style-name="rststyle-name">sayi1</text:span>
        <text:span text:style-name="rststyle-whitespace"> </text:span>
        <text:span text:style-name="rststyle-operator">+</text:span>
        <text:span text:style-name="rststyle-whitespace"> </text:span>
        <text:span text:style-name="rststyle-name">sayi2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;</text:span>
        <text:span text:style-name="rststyle-whitespace">
    </text:span>
        <text:span text:style-name="rststyle-name">topla</text:span>
        <text:span text:style-name="rststyle-punctuation">(</text:span>
        <text:span text:style-name="rststyle-operator">&amp;</text:span>
        <text:span text:style-name="rststyle-name">i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nksiyona değişkenin adresi girilir. Fonksiyon bu adrese toplamı yazar. Daha sonra değişkenimizi kullanabilirsiniz.</text:p>
        <text:p text:style-name="rststyle-textbody">Fonksiyonun kendisini de pointer olarak kullanmak mümkündür. Bunun için aşağıdaki gibi bir yapı kullanılabilir.</text:p>
        <ns0:p ns0:style-name="rststyle-codeblock">int topla(int i, int j){<ns0:line-break/><ns0:s ns0:c="4"/>return i + j;<ns0:line-break/>}<ns0:line-break/><ns0:line-break/>void main(){<ns0:line-break/><ns0:s ns0:c="4"/>int (*topla_func)(int, int) = topla;<ns0:line-break/><ns0:s ns0:c="4"/>topla_func(3, 5)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unc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Ayrıca <text:span text:style-name="rststyle-strong">typedef</text:span> yapısı ile de fonksiyon pointerları oluşturulabilir.
Bu konunun detaylarına ilerleyen kısımlarda yer verilmiştir.</text:p>
        <ns0:p ns0:style-name="rststyle-codeblock">typedef int (*topla_func)(int, int);<ns0:line-break/>int topla(int i, int j){<ns0:line-break/><ns0:s ns0:c="4"/>return i + j;<ns0:line-break/>}<ns0:line-break/><ns0:line-break/>void main(){<ns0:line-break/><ns0:s ns0:c="4"/>topla_func topla_fn = topla;<ns0:line-break/><ns0:s ns0:c="4"/>topla_fn(3, 5)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opla_func</text:span>
        <text:span text:style-name="rststyle-whitespace"> </text:span>
        <text:span text:style-name="rststyle-name">topla_fn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n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5" text:style-name="Sect1">
        <text:h text:outline-level="1" text:style-name="rststyle-heading1">Dinamik bellek yönetimi</text:h>
        <text:p text:style-name="rststyle-textbody">Dinamik bellek yönetimi için <text:span text:style-name="rststyle-strong">malloc</text:span>, <text:span text:style-name="rststyle-strong">realloc</text:span>, <text:span text:style-name="rststyle-strong">calloc</text:span>, <text:span text:style-name="rststyle-strong">free</text:span> fonksiyonları kullanılır.
Bu fonksiyonlar <text:span text:style-name="rststyle-strong">stdlib.h</text:span> ile sağlanmaktadır.</text:p>
        <text:p text:style-name="rststyle-textbody"><text:span text:style-name="rststyle-strong">malloc</text:span> fonksiyonu belirtilen boyut kadar boş alanı <text:span text:style-name="rststyle-strong">void*</text:span> olarak tahsis eder.</text:p>
        <ns0:p ns0:style-name="rststyle-codeblock">// 10 elemanlı sayı dizisi oluşturmak için.<ns0:line-break/>int *sayilar = (int*) malloc(10 * sizeof(int));<ns0:line-break/>// şununla aynı anlama gelir.<ns0:line-break/>int sayilar[10];</ns0:p>
        <text:span text:style-name="rststyle-comment">
          <text:span text:style-name="rststyle-single">// 10 elemanlı sayı dizisi oluşturmak için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;</text:span>
        <text:p text:style-name="rststyle-textbody"><text:span text:style-name="rststyle-strong">calloc</text:span> fonksiyonu malloc ile benzerdir fakat istenen block boyutunu da belirterek kullanılır.</text:p>
        <ns0:p ns0:style-name="rststyle-codeblock">// 10 elemanlı sayı dizisi oluşturmak için<ns0:line-break/>int *sayilar = (int*) calloc(10, sizeof(int));<ns0:line-break/>// şununla aynı anlama gelir<ns0:line-break/>int *sayilar = (int*) malloc(10 * sizeof(int));</ns0:p>
        <text:span text:style-name="rststyle-comment">
          <text:span text:style-name="rststyle-single">// 10 elemanlı sayı dizisi oluşturmak için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c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,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realloc</text:span> bir değişkenin yeniden boyutlandırılmasını sağlar.</text:p>
        <ns0:p ns0:style-name="rststyle-codeblock">// 5 elemanlı dizi tanımlayalım.<ns0:line-break/>int sayilar[5];<ns0:line-break/>// boyutu 10 yapalım<ns0:line-break/>sayilar = (int*) realloc(sayilar, 10*sizeof(int));</ns0:p>
        <text:span text:style-name="rststyle-comment">
          <text:span text:style-name="rststyle-single">// 5 elemanlı dizi tanımlayalım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;</text:span>
        <text:span text:style-name="rststyle-whitespace">
</text:span>
        <text:span text:style-name="rststyle-comment">
          <text:span text:style-name="rststyle-single">// boyutu 10 yapalım
</text:span>
        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realloc</text:span>
        <text:span text:style-name="rststyle-punctuation">(</text:span>
        <text:span text:style-name="rststyle-name">sayilar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free</text:span> fonksiyonu değişkeni bellekten siler.</text:p>
        <ns0:p ns0:style-name="rststyle-codeblock">// malloc ile bir alan tanımlayalım.<ns0:line-break/>void* alan = malloc(100);<ns0:line-break/>// bu alanı silelim.<ns0:line-break/>free(alan);</ns0:p>
        <text:span text:style-name="rststyle-comment">
          <text:span text:style-name="rststyle-single">// malloc ile bir alan tanımlayalım.
</text:span>
       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alan</text:span>
        <text:span text:style-name="rststyle-whitespace"> </text:span>
        <text:span text:style-name="rststyle-operator">=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0</text:span>
          </text:span>
        </text:span>
        <text:span text:style-name="rststyle-punctuation">);</text:span>
        <text:span text:style-name="rststyle-whitespace">
</text:span>
        <text:span text:style-name="rststyle-comment">
          <text:span text:style-name="rststyle-single">// bu alanı silelim.
</text:span>
        </text:span>
        <text:span text:style-name="rststyle-name">free</text:span>
        <text:span text:style-name="rststyle-punctuation">(</text:span>
        <text:span text:style-name="rststyle-name">alan</text:span>
        <text:span text:style-name="rststyle-punctuation">);</text:span>
        <text:p text:style-name="rststyle-textbody">Konunun daha iyi anlaşılması için 2 stringi toplayan fonksiyon yazalım.</text:p>
        <ns0:p ns0:style-name="rststyle-codeblock">#include &lt;stdlib.h&gt;<ns0:line-break/>#include &lt;stdio.h&gt;<ns0:line-break/>#include &lt;string.h&gt;<ns0:line-break/>char* add(char *s1, char *s2){<ns0:line-break/><ns0:s ns0:c="4"/>int ss = strlen(s1); // ilk arguman uzunluğu<ns0:line-break/><ns0:s ns0:c="4"/>int sx = strlen(s2); // ikinci arguman uzunluğu<ns0:line-break/><ns0:s ns0:c="4"/>char* s3 = (char*)malloc(ss+sx*sizeof(char)); // uzunluklar toplamı kadar alan ayır.<ns0:line-break/><ns0:s ns0:c="4"/>for(int i=0;s1[i];i++) // ilkinin tüm elemanlarını kopyala<ns0:line-break/><ns0:s ns0:c="8"/>s3[i] = s1[i];<ns0:line-break/><ns0:s ns0:c="4"/>for(int i=0;s2[i];i++) // ikincinin tüm elemanlarını kopyala<ns0:line-break/><ns0:s ns0:c="8"/>s3[i+ss] = s2[i];<ns0:line-break/><ns0:s ns0:c="4"/>s3[ss+sx]='\0'; // stringler '\0' ile sonlanır<ns0:line-break/><ns0:s ns0:c="4"/>return s3;<ns0:line-break/>}<ns0:line-break/><ns0:line-break/>void main(){<ns0:line-break/><ns0:s ns0:c="4"/>char *new_str = add( "hello", "world");<ns0:line-break/><ns0:s ns0:c="4"/>printf("%s\n", new_str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lib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ring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
          <text:span text:style-name="rststyle-function">add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1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2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s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1</text:span>
        <text:span text:style-name="rststyle-punctuation">);</text:span>
        <text:span text:style-name="rststyle-whitespace"> </text:span>
        <text:span text:style-name="rststyle-comment">
          <text:span text:style-name="rststyle-single">// ilk arguman uzunluğu
</text:span>
        </text:span>
        <text:span text:style-name="rststyle-whitespace">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x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2</text:span>
        <text:span text:style-name="rststyle-punctuation">);</text:span>
        <text:span text:style-name="rststyle-whitespace"> </text:span>
        <text:span text:style-name="rststyle-comment">
          <text:span text:style-name="rststyle-single">// ikinci arguman uzunluğu
</text:span>
        </text:span>
        <text:span text:style-name="rststyle-whitespace">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s3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</text:span>
        <text:span text:style-name="rststyle-name">malloc</text:span>
        <text:span text:style-name="rststyle-punctuation">(</text:span>
        <text:span text:style-name="rststyle-name">ss</text:span>
        <text:span text:style-name="rststyle-operator">+</text:span>
        <text:span text:style-name="rststyle-name">sx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);</text:span>
        <text:span text:style-name="rststyle-whitespace"> </text:span>
        <text:span text:style-name="rststyle-comment">
          <text:span text:style-name="rststyle-single">// uzunluklar toplamı kadar alan ayır.
</text:span>
        </text:span>
        <text:span text:style-name="rststyle-whitespace">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lk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kinc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operator">+</text:span>
        <text:span text:style-name="rststyle-name">ss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name">s3</text:span>
        <text:span text:style-name="rststyle-punctuation">[</text:span>
        <text:span text:style-name="rststyle-name">ss</text:span>
        <text:span text:style-name="rststyle-operator">+</text:span>
        <text:span text:style-name="rststyle-name">sx</text:span>
        <text:span text:style-name="rststyle-punctuation">]</text:span>
        <text:span text:style-name="rststyle-operator">=</text:span>
        <text:span text:style-name="rststyle-literal">
          <text:span text:style-name="rststyle-string">
            <text:span text:style-name="rststyle-char">'\0'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stringler '\0' ile sonlanır
</text:span>
        </text:span>
        <text:span text:style-name="rststyle-whitespace">    </text:span>
        <text:span text:style-name="rststyle-keyword">return</text:span>
        <text:span text:style-name="rststyle-whitespace"> </text:span>
        <text:span text:style-name="rststyle-name">s3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new_str</text:span>
        <text:span text:style-name="rststyle-whitespace"> </text:span>
        <text:span text:style-name="rststyle-operator">=</text:span>
        <text:span text:style-name="rststyle-whitespace"> </text:span>
        <text:span text:style-name="rststyle-name">add</text:span>
        <text:span text:style-name="rststyle-punctuation">(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world"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new_str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6" text:style-name="Sect1">
        <text:h text:outline-level="1" text:style-name="rststyle-heading1">Struct</text:h>
        <text:p text:style-name="rststyle-textbody"><text:span text:style-name="rststyle-strong">Structure</text:span> yapıları bellekte belli bir değişken topluluğu oluşturup kullanabilmek için kullanılır.
Bu yapılar sayesinde kendi veri türlerinizi tanımlayabilirsiniz.</text:p>
        <ns0:p ns0:style-name="rststyle-codeblock">struct test {<ns0:line-break/><ns0:s ns0:c="4"/>int num;<ns0:line-break/><ns0:s ns0:c="4"/>char* name;<ns0:line-break/>};<ns0:line-break/><ns0:line-break/>void main(){<ns0:line-break/><ns0:s ns0:c="4"/>struct test t1;<ns0:line-break/><ns0:s ns0:c="4"/>t1.num = 12;<ns0:line-break/><ns0:s ns0:c="4"/>t1.name = "hello";<ns0:line-break/>}</ns0:p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Veri türü adına alias tanımlamak için <text:span text:style-name="rststyle-strong">typedef</text:span> kullanılabilir.
Bu sayede değişken tanımlar gibi tanımlama yapmak mümkündür.</text:p>
        <ns0:p ns0:style-name="rststyle-codeblock">typedef struct Test {<ns0:line-break/><ns0:s ns0:c="4"/>int num;<ns0:line-break/><ns0:s ns0:c="4"/>char* name;<ns0:line-break/>} test;<ns0:line-break/><ns0:line-break/>void main(){<ns0:line-break/><ns0:s ns0:c="4"/>test t1;<ns0:line-break/><ns0:s ns0:c="4"/>t1.num = 12;<ns0:line-break/><ns0:s ns0:c="4"/>t1.name = "hello";<ns0:line-break/>}</ns0:p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typedef</text:span> kullanarak struct dışında değişken türü tanımlamak da mümkündür.</text:p>
        <ns0:p ns0:style-name="rststyle-codeblock">typedef char* my_string;<ns0:line-break/><ns0:line-break/>void main(){<ns0:line-break/><ns0:s ns0:c="4"/>my_string str = "Hello World"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y_string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my_string</text:span>
        <text:span text:style-name="rststyle-whitespace"> </text:span>
        <text:span text:style-name="rststyle-name">st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C programlama dili nesne yönelimli bir dil değildir.
Bu yüzden sınıf kavramı bulunmaz.
Fakat <text:span text:style-name="rststyle-strong">struct</text:span> kullanarak benzer işler yapılabilir.
Bunun için fonksiyon pointeri tanımlayıp struct yapımıza ekleyelim. Bir init fonksiyonu kullanarak nesnemizi oluşturalım.</text:p>
        <ns0:p ns0:style-name="rststyle-codeblock">// nesne struct yapısı tanımladık<ns0:line-break/>typedef struct Test {<ns0:line-break/><ns0:s ns0:c="4"/>// nesne fonksiyonunu tanımladık.<ns0:line-break/><ns0:s ns0:c="4"/>void (*yazdir)(char*);<ns0:line-break/><ns0:s ns0:c="4"/>int num;<ns0:line-break/>} test;<ns0:line-break/><ns0:line-break/>// nesne fonksiyon işlevin tanımladık<ns0:line-break/>void test_yazdir(char* msg){<ns0:line-break/><ns0:s ns0:c="4"/>printf("%s\n",msg);<ns0:line-break/>}<ns0:line-break/><ns0:line-break/>// nesneyi oluşturan fonsiyonu tanımladık.<ns0:line-break/>test test_init(){<ns0:line-break/><ns0:s ns0:c="4"/>test t1;<ns0:line-break/><ns0:s ns0:c="4"/>t1.num = 12;<ns0:line-break/><ns0:s ns0:c="4"/>t1.yazdir = test_yazdir;<ns0:line-break/><ns0:s ns0:c="4"/>return t1;<ns0:line-break/>}<ns0:line-break/><ns0:line-break/>void main(){<ns0:line-break/><ns0:s ns0:c="4"/>test obj = test_init();<ns0:line-break/><ns0:s ns0:c="4"/>obj.yazdir("Hello World");<ns0:line-break/>}</ns0:p>
        <text:span text:style-name="rststyle-comment">
          <text:span text:style-name="rststyle-single">// nesne struct yapısı tanımladık
</text:span>
        </text:span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comment">
          <text:span text:style-name="rststyle-single">// nesne fonksiyonunu tanımladık.
</text:span>
        </text:span>
        <text:span text:style-name="rststyle-whitespace">    </text:span>
        <text:span text:style-name="rststyle-keyword">
          <text:span text:style-name="rststyle-type">void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yazdir</text:span>
        <text:span text:style-name="rststyle-punctuation">)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comment">
          <text:span text:style-name="rststyle-single">// nesne fonksiyon işlevin tanımladık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msg</text:span>
        <text:span text:style-name="rststyle-punctuation">);</text:span>
        <text:span text:style-name="rststyle-whitespace">
</text:span>
        <text:span text:style-name="rststyle-punctuation">}</text:span>
        <text:span text:style-name="rststyle-whitespace">

</text:span>
        <text:span text:style-name="rststyle-comment">
          <text:span text:style-name="rststyle-single">// nesneyi oluşturan fonsiyonu tanımladık.
</text:span>
        </text:span>
        <text:span text:style-name="rststyle-name">test</text:span>
        <text:span text:style-name="rststyle-whitespace"> </text:span>
        <text:span text:style-name="rststyle-name">
          <text:span text:style-name="rststyle-function">test_init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yazdir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yazdir</text:span>
        <text:span text:style-name="rststyle-punctuation">;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obj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init</text:span>
        <text:span text:style-name="rststyle-punctuation">();</text:span>
        <text:span text:style-name="rststyle-whitespace">
    </text:span>
        <text:span text:style-name="rststyle-name">obj</text:span>
        <text:span text:style-name="rststyle-punctuation">.</text:span>
        <text:span text:style-name="rststyle-name">yazdir</text:span>
        <text:span text:style-name="rststyle-punctuation">(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7" text:style-name="Sect1">
        <text:h text:outline-level="1" text:style-name="rststyle-heading1">Kütüphane dosyası oluşturma</text:h>
        <text:p text:style-name="rststyle-textbody">Kütüphaneler ana kaynak kodun kullandığı yardımcı kodları barındırır.
Bu sayede her uygulama için tek tek aynı şeyleri yazmak yerine tek bir kütüphaneden yararlanılabilir.</text:p>
        <text:p text:style-name="rststyle-textbody">GNU/Linux ortamında kütüphaneler <text:span text:style-name="rststyle-strong">.so</text:span> uzantılıdır ve <text:span text:style-name="rststyle-strong">/lib</text:span> ve <text:span text:style-name="rststyle-strong">/usr/lib</text:span> dizinlerinde bulunur.</text:p>
        <text:p text:style-name="rststyle-textbody"><text:span text:style-name="rststyle-strong">Not:</text:span> Ek kütüphane dizinlerini <text:span text:style-name="rststyle-strong">/etc/ld.so.conf</text:span> ve <text:span text:style-name="rststyle-strong">/etc/lo.so.conf.d/*</text:span> dosyalarında belirlenir.
Bunula birlikte <text:span text:style-name="rststyle-strong">LD_LIBRARY_PATH</text:span> çevresel değişkeni ile kütüphane dizini tanımı yapılabilir.</text:p>
        <text:p text:style-name="rststyle-textbody">Bir dosyanın bağımlı olduğu kütüphaneleri <text:span text:style-name="rststyle-strong">ldd</text:span> komutu ile görüntüleyebiliriz.</text:p>
        <ns0:p ns0:style-name="rststyle-codeblock">$ ldd /bin/bash<ns0:line-break/><ns0:s ns0:c="4"/>/lib/ld-musl-x86_64.so.1 (0x7fd299f6d000)<ns0:line-break/><ns0:s ns0:c="4"/>libreadline.so.8 =&gt; /usr/lib/libreadline.so.8 (0x7fd299e5e000)<ns0:line-break/><ns0:s ns0:c="4"/>libc.musl-x86_64.so.1 =&gt; /lib/ld-musl-x86_64.so.1 (0x7fd299f6d000)<ns0:line-break/><ns0:s ns0:c="4"/>libncursesw.so.6 =&gt; /usr/lib/libncursesw.so.6 (0x7fd299e0a000)</ns0:p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p text:style-name="rststyle-textbody">Kendi kütüphanemizi olşturmak için kaynak kodumuzu <text:span text:style-name="rststyle-strong">-shared</text:span> parametresi ile derlememiz gerekmektedir.
Bunu için örneğin aşağıdaki gibi bir kaynak kodumuz olsun.</text:p>
        <ns0:p ns0:style-name="rststyle-codeblock">int topla (int a, int b) {<ns0:line-break/><ns0:s ns0:c="4"/>return a+b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a</text:span>
        <text:span text:style-name="rststyle-operator">+</text:span>
        <text:span text:style-name="rststyle-name">b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 kodu derleyelim.</text:p>
        <ns0:p ns0:style-name="rststyle-codeblock">$ gcc -c test.c<ns0:line-break/>$ gcc -o libtest.so test.o -share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Şimdi de bu kütüphaneyi kullanabilmek için <text:span text:style-name="rststyle-strong">test.h</text:span> dosyamızı oluşturalım.</text:p>
        <ns0:p ns0:style-name="rststyle-codeblock">int topla (int a, int b);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;</text:span>
        <text:p text:style-name="rststyle-textbody">Son olarak kütüphaneyi kullanan kodumuzu yazalım.</text:p>
        <ns0:p ns0:style-name="rststyle-codeblock">#include &lt;test.h&gt;<ns0:line-break/>void main(){<ns0:line-break/><ns0:s ns0:c="4"/>int sayi = topla(3, 5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Dikkat ettiyseniz <text:span text:style-name="rststyle-strong">include</text:span> kullanırken <text:span text:style-name="rststyle-strong">""</text:span> işareti yerine <text:span text:style-name="rststyle-strong">&lt;&gt;</text:span> kullandık. Bunun sebebi kütüphanelerin kaynak koddan bağımsız olacak şekilde tasarlanmasıdır.
Header dosyamızın <text:span text:style-name="rststyle-strong">/usr/include</text:span> içinde ve kutuphanemizin de <text:span text:style-name="rststyle-strong">/usr/lib</text:span> içinde olduğunu varsayarak kodladık.</text:p>
        <text:p text:style-name="rststyle-textbody">Kütüphanemizin <text:span text:style-name="rststyle-strong">kutuphane</text:span> adındaki bir dizinde bulunduğunu düşünelim ve aşağıdaki gibi derlemeyi tamamlayalım.</text:p>
        <ns0:p ns0:style-name="rststyle-codeblock">$ gcc -c main.c -I ./kutuphane<ns0:line-break/>$ gcc -o main main.o -L ./kutuphane -ltest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Kodu kütüphaneyi sisteme yüklemeden derleyebilmemiz için derleyicimize <text:span text:style-name="rststyle-strong">-I</text:span> parametresi eklenir. Bu parametre header aradığı dizinlere belirtilen dizini de ekler.
Benzer şekilde derlemenin <text:span text:style-name="rststyle-strong">linkleme</text:span> aşamasında <text:span text:style-name="rststyle-strong">-l</text:span> parametresi ile hangi kütüphanelere ihtiyaç duyulduğu belirtilir.
<text:span text:style-name="rststyle-strong">-L</text:span> parametresi ile kütüphanenin aranacağı dizinler listesine belirtilen dizin eklenir.</text:p>
        <text:p text:style-name="rststyle-textbody">Gördüğünüz gibi bu parametreler sisteme göre değişiklik gösterebilmektedir. Bu karmaşanın önüne geçebilmek için <text:span text:style-name="rststyle-strong">pkg-config</text:span> kullanılır.
Bu dosyada belirtilen değerler kütüphane ile beraber gelmekte olup derlemeye nelerin ekleneceğini belirtir.</text:p>
        <text:p text:style-name="rststyle-textbody">Örnek olarak aşağıdaki gibi kullanabiliriz.</text:p>
        <ns0:p ns0:style-name="rststyle-codeblock"># derleme parametreleri<ns0:line-break/>$ pkg-config --cflags readline<ns0:line-break/><ns0:s ns0:c="2"/>-DNCURSES_WIDECHAR<ns0:line-break/># linkleme parametreleri<ns0:line-break/>$ pkg-config --libs readline<ns0:line-break/><ns0:s ns0:c="2"/>-lreadline</ns0:p>
        <text:span text:style-name="rststyle-comment">
          <text:span text:style-name="rststyle-single"># der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span text:style-name="rststyle-whitespace">
</text:span>
        <text:span text:style-name="rststyle-comment">
          <text:span text:style-name="rststyle-single"># link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p text:style-name="rststyle-textbody">Kaynak kodu derlerken aşağıdaki gibi kullanılabilir.</text:p>
        <ns0:p ns0:style-name="rststyle-codeblock">$ gcc -c main.c `pkg-config --cflags readline`<ns0:line-break/>$ gcc -o main main.o `pkg-config --libs readline`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<text:span text:style-name="rststyle-strong">pkg-config</text:span> dosyaları <text:span text:style-name="rststyle-strong">.pc</text:span> uzantılıdır ve <text:span text:style-name="rststyle-strong">/usr/lib/pkgconfig</text:span> içinde bulunur.
<text:span text:style-name="rststyle-strong">pkg-config</text:span> dosyaları aşağıdaki formata benzer şekilde yazılır.</text:p>
        <ns0:p ns0:style-name="rststyle-codeblock">prefix=/usr<ns0:line-break/>includedir=${prefix}/include<ns0:line-break/><ns0:line-break/>Name: Test<ns0:line-break/>Description: Test library<ns0:line-break/>Version: 1.0<ns0:line-break/>Requires: readline<ns0:line-break/>Cflags: -I{includedir}/test<ns0:line-break/>Libs: -ltest -L{libdir}/test</ns0:p>
        <text:span text:style-name="rststyle-name">prefix</text:span>
        <text:span text:style-name="rststyle-operator">=/</text:span>
        <text:span text:style-name="rststyle-name">usr</text:span>
        <text:span text:style-name="rststyle-whitespace">
</text:span>
        <text:span text:style-name="rststyle-name">includedir</text:span>
        <text:span text:style-name="rststyle-operator">=</text:span>
        <text:span text:style-name="rststyle-name">$</text:span>
        <text:span text:style-name="rststyle-punctuation">{</text:span>
        <text:span text:style-name="rststyle-name">prefix</text:span>
        <text:span text:style-name="rststyle-punctuation">}</text:span>
        <text:span text:style-name="rststyle-operator">/</text:span>
        <text:span text:style-name="rststyle-name">include</text:span>
        <text:span text:style-name="rststyle-whitespace">

</text:span>
        <text:span text:style-name="rststyle-name">
          <text:span text:style-name="rststyle-label">Name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
</text:span>
        <text:span text:style-name="rststyle-name">
          <text:span text:style-name="rststyle-label">Description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 </text:span>
        <text:span text:style-name="rststyle-name">library</text:span>
        <text:span text:style-name="rststyle-whitespace">
</text:span>
        <text:span text:style-name="rststyle-name">
          <text:span text:style-name="rststyle-label">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float">1.0</text:span>
          </text:span>
        </text:span>
        <text:span text:style-name="rststyle-whitespace">
</text:span>
        <text:span text:style-name="rststyle-name">
          <text:span text:style-name="rststyle-label">Requires</text:span>
        </text:span>
        <text:span text:style-name="rststyle-punctuation">:</text:span>
        <text:span text:style-name="rststyle-whitespace"> </text:span>
        <text:span text:style-name="rststyle-name">readline</text:span>
        <text:span text:style-name="rststyle-whitespace">
</text:span>
        <text:span text:style-name="rststyle-name">
          <text:span text:style-name="rststyle-label">Cflag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I</text:span>
        <text:span text:style-name="rststyle-punctuation">{</text:span>
        <text:span text:style-name="rststyle-name">includedir</text:span>
        <text:span text:style-name="rststyle-punctuation">}</text:span>
        <text:span text:style-name="rststyle-operator">/</text:span>
        <text:span text:style-name="rststyle-name">test</text:span>
        <text:span text:style-name="rststyle-whitespace">
</text:span>
        <text:span text:style-name="rststyle-name">
          <text:span text:style-name="rststyle-label">Lib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ltest</text:span>
        <text:span text:style-name="rststyle-whitespace"> </text:span>
        <text:span text:style-name="rststyle-operator">-</text:span>
        <text:span text:style-name="rststyle-name">L</text:span>
        <text:span text:style-name="rststyle-punctuation">{</text:span>
        <text:span text:style-name="rststyle-name">libdir</text:span>
        <text:span text:style-name="rststyle-punctuation">}</text:span>
        <text:span text:style-name="rststyle-operator">/</text:span>
        <text:span text:style-name="rststyle-name">test</text:span>
        <text:p text:style-name="rststyle-textbody">Yukarıdaki örnekte <text:span text:style-name="rststyle-strong">/usr/include/test/</text:span> içerisindeki header dosyamızı ve <text:span text:style-name="rststyle-strong">/usr/lib/test/</text:span> içindeki kütüphane dosyamızı sorunsuzca kullanarak derleme yapabilik.</text:p>
      </text:section>
      <text:section text:name="Section18" text:style-name="Sect1">
        <text:h text:outline-level="1" text:style-name="rststyle-heading1">C++ kodunu C ile kullanma</text:h>
        <text:p text:style-name="rststyle-textbody">Aşağıdaki gibi bir C++ kodumuz olsun.</text:p>
        <ns0:p ns0:style-name="rststyle-codeblock">class test {<ns0:line-break/>private:<ns0:line-break/><ns0:s ns0:c="4"/>double value;<ns0:line-break/><ns0:line-break/>public:<ns0:line-break/><ns0:s ns0:c="4"/>test(double l) {<ns0:line-break/><ns0:s ns0:c="8"/>value = l;<ns0:line-break/><ns0:s ns0:c="4"/>}<ns0:line-break/>}</ns0:p>
        <text:span text:style-name="rststyle-name">class</text:span>
        <text:span text:style-name="rststyle-whitespace"> </text:span>
        <text:span text:style-name="rststyle-name">test</text:span>
        <text:span text:style-name="rststyle-whitespace"> </text:span>
        <text:span text:style-name="rststyle-punctuation">{</text:span>
        <text:span text:style-name="rststyle-whitespace">
</text:span>
        <text:span text:style-name="rststyle-name">private</text:span>
        <text:span text:style-name="rststyle-operator">:</text:span>
        <text:span text:style-name="rststyle-whitespace">
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value</text:span>
        <text:span text:style-name="rststyle-punctuation">;</text:span>
        <text:span text:style-name="rststyle-whitespace">

</text:span>
        <text:span text:style-name="rststyle-name">public</text:span>
        <text:span text:style-name="rststyle-operator">:</text:span>
        <text:span text:style-name="rststyle-whitespace">
    </text:span>
        <text:span text:style-name="rststyle-name">test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value</text:span>
        <text:span text:style-name="rststyle-whitespace"> </text:span>
        <text:span text:style-name="rststyle-operator">=</text:span>
        <text:span text:style-name="rststyle-whitespace"> </text:span>
        <text:span text:style-name="rststyle-name">l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punctuation">}</text:span>
        <text:p text:style-name="rststyle-textbody">Bu kodu C ile kullanmak için öncelikle aşağıdaki gibi header dosyamızı oluşturalım.</text:p>
        <ns0:p ns0:style-name="rststyle-codeblock">#ifdef __cplusplus<ns0:line-break/>extern "C" {<ns0:line-break/>#endif<ns0:line-break/><ns0:line-break/>typedef void* test; // class tanımı<ns0:line-break/><ns0:line-break/>test test_new(double l); // class oluşturmak için<ns0:line-break/>void test_set_value(test* ctx, double l); // class içindeki değeri ayarlamak için<ns0:line-break/>double test_get_value(test* ctx); // class içindeki değeri okumak için<ns0:line-break/><ns0:line-break/>#ifdef __cplusplus<ns0:line-break/>}<ns0:line-break/>#endif</ns0:p>
        <text:span text:style-name="rststyle-comment">
          <text:span text:style-name="rststyle-preproc">#ifdef __cplusplus
</text:span>
        </text:span>
        <text:span text:style-name="rststyle-keyword">extern</text:span>
        <text:span text:style-name="rststyle-whitespace"> </text:span>
        <text:span text:style-name="rststyle-literal">
          <text:span text:style-name="rststyle-string">"C"</text:span>
        </text:span>
        <text:span text:style-name="rststyle-whitespace"> </text:span>
        <text:span text:style-name="rststyle-punctuation">{</text:span>
        <text:span text:style-name="rststyle-whitespace">
</text:span>
        <text:span text:style-name="rststyle-comment">
          <text:span text:style-name="rststyle-preproc">#endif
</text:span>
        </text:span>
        <text:span text:style-name="rststyle-whitespace">
</text:span>
        <text:span text:style-name="rststyle-keyword">typedef</text:span>
        <text:span text:style-name="rststyle-whitespace">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 </text:span>
        <text:span text:style-name="rststyle-comment">
          <text:span text:style-name="rststyle-single">// class tanımı
</text:span>
        </text:span>
        <text:span text:style-name="rststyle-whitespace">
</text:span>
        <text:span text:style-name="rststyle-name">test</text:span>
        <text:span text:style-name="rststyle-whitespace"> </text:span>
        <text:span text:style-name="rststyle-name">
          <text:span text:style-name="rststyle-function">test_new</text:span>
        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;</text:span>
        <text:span text:style-name="rststyle-whitespace"> </text:span>
        <text:span text:style-name="rststyle-comment">
          <text:span text:style-name="rststyle-single">// class oluşturmak için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s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,</text:span>
        <text:span text:style-name="rststyle-whitespace">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;</text:span>
        <text:span text:style-name="rststyle-whitespace"> </text:span>
        <text:span text:style-name="rststyle-comment">
          <text:span text:style-name="rststyle-single">// class içindeki değeri ayarlamak için
</text:span>
    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
          <text:span text:style-name="rststyle-function">test_g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);</text:span>
        <text:span text:style-name="rststyle-whitespace"> </text:span>
        <text:span text:style-name="rststyle-comment">
          <text:span text:style-name="rststyle-single">// class içindeki değeri okumak için
</text:span>
        </text:span>
        <text:span text:style-name="rststyle-whitespace">
</text:span>
        <text:span text:style-name="rststyle-comment">
          <text:span text:style-name="rststyle-preproc">#ifdef __cplusplus
</text:span>
        </text:span>
        <text:span text:style-name="rststyle-punctuation">}</text:span>
        <text:span text:style-name="rststyle-whitespace">
</text:span>
        <text:span text:style-name="rststyle-comment">
          <text:span text:style-name="rststyle-preproc">#endif</text:span>
        </text:span>
        <text:p text:style-name="rststyle-textbody">Şimdi de bir C++ kodu yazalım ve yukarıdaki fonksiyonları oluşturalım.</text:p>
        <ns0:p ns0:style-name="rststyle-codeblock">#include &lt;test&gt;<ns0:line-break/>extern "C" {<ns0:line-break/><ns0:s ns0:c="4"/>test test_new(double l){<ns0:line-break/><ns0:s ns0:c="8"/>Test* t = new Test(l);<ns0:line-break/><ns0:s ns0:c="8"/>return (test) t;<ns0:line-break/><ns0:s ns0:c="4"/>}<ns0:line-break/><ns0:line-break/><ns0:s ns0:c="4"/>void test_set_value(test* ctx, double l){<ns0:line-break/><ns0:s ns0:c="8"/>Test* t = (Test*)ctx;<ns0:line-break/><ns0:s ns0:c="8"/>t-&gt;value = l;<ns0:line-break/><ns0:s ns0:c="4"/>}<ns0:line-break/><ns0:s ns0:c="4"/>double test_get_value(test* ctx){<ns0:line-break/><ns0:s ns0:c="8"/>Test* t = (Test*)ctx;<ns0:line-break/><ns0:s ns0:c="8"/>return t-&gt;value;<ns0:line-break/><ns0:s ns0:c="4"/>}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&gt;</text:span>
        </text:span>
        <text:span text:style-name="rststyle-comment">
          <text:span text:style-name="rststyle-preproc">
</text:span>
        </text:span>
        <text:span text:style-name="rststyle-keyword">extern</text:span>
        <text:span text:style-name="rststyle-whitespace"> </text:span>
        <text:span text:style-name="rststyle-literal">
          <text:span text:style-name="rststyle-string">"C"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test</text:span>
        <text:span text:style-name="rststyle-whitespace"> </text:span>
        <text:span text:style-name="rststyle-name">
          <text:span text:style-name="rststyle-function">test_new</text:span>
        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name">new</text:span>
        <text:span text:style-name="rststyle-whitespace"> </text:span>
        <text:span text:style-name="rststyle-name">Test</text:span>
        <text:span text:style-name="rststyle-punctuation">(</text:span>
        <text:span text:style-name="rststyle-name">l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punctuation">(</text:span>
        <text:span text:style-name="rststyle-name">test</text:span>
        <text:span text:style-name="rststyle-punctuation">)</text:span>
        <text:span text:style-name="rststyle-whitespace"> </text:span>
        <text:span text:style-name="rststyle-name">t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
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s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,</text:span>
        <text:span text:style-name="rststyle-whitespace">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name">Test</text:span>
        <text:span text:style-name="rststyle-operator">*</text:span>
        <text:span text:style-name="rststyle-punctuation">)</text:span>
        <text:span text:style-name="rststyle-name">ctx</text:span>
        <text:span text:style-name="rststyle-punctuation">;</text:span>
        <text:span text:style-name="rststyle-whitespace">
        </text:span>
        <text:span text:style-name="rststyle-name">t</text:span>
        <text:span text:style-name="rststyle-operator">-&gt;</text:span>
        <text:span text:style-name="rststyle-name">value</text:span>
        <text:span text:style-name="rststyle-whitespace"> </text:span>
        <text:span text:style-name="rststyle-operator">=</text:span>
        <text:span text:style-name="rststyle-whitespace"> </text:span>
        <text:span text:style-name="rststyle-name">l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
          <text:span text:style-name="rststyle-function">test_g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name">Test</text:span>
        <text:span text:style-name="rststyle-operator">*</text:span>
        <text:span text:style-name="rststyle-punctuation">)</text:span>
        <text:span text:style-name="rststyle-name">ctx</text:span>
        <text:span text:style-name="rststyle-punctuation">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name">t</text:span>
        <text:span text:style-name="rststyle-operator">-&gt;</text:span>
        <text:span text:style-name="rststyle-name">value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punctuation">}</text:span>
        <text:p text:style-name="rststyle-textbody">Şimdi bu kodu kütüphane haline getirelim.</text:p>
        <ns0:p ns0:style-name="rststyle-codeblock">g++ -o libtest.so test.cpp -I. -share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Şimdi örnek C kodumuz aşağıdaki gibi  olabilir.</text:p>
        <ns0:p ns0:style-name="rststyle-codeblock">#include &lt;test.h&gt;<ns0:line-break/>int main(){<ns0:line-break/><ns0:s ns0:c="4"/>test *t = test_new(22);<ns0:line-break/><ns0:s ns0:c="4"/>test_set_value(t,12);<ns0:line-break/><ns0:s ns0:c="4"/>int l = test_get_value(t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operator">*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new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test_set_value</text:span>
        <text:span text:style-name="rststyle-punctuation">(</text:span>
        <text:span text:style-name="rststyle-name">t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get_value</text:span>
        <text:span text:style-name="rststyle-punctuation">(</text:span>
        <text:span text:style-name="rststyle-name">t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 kodu aşağıdaki gibi derleyebiliriz.</text:p>
        <ns0:p ns0:style-name="rststyle-codeblock">gcc main.c -o main -ltest -L. -I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Yada kütüphane olşturmaya gerek kalmadan da derleyebiliriz.</text:p>
        <ns0:p ns0:style-name="rststyle-codeblock">g++ test.cpp -c -o test.o<ns0:line-break/>gcc -c main.c -o main.o<ns0:line-break/>gcc tast.o main.o -o main -lstdc++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Burada libstdc++ C++ kodunun bağımlılığıd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user</meta:initial-creator>
    <meta:creation-date>2024-05-23T07:28:22</meta:creation-date>
    <dc:creator>user</dc:creator>
    <dc:date>2024-05-23T07:28:22</dc:date>
    <dc:language>en-US</dc:language>
    <meta:editing-cycles>1</meta:editing-cycles>
    <meta:editing-duration>PT00M01S</meta:editing-duration>
    <dc:title>C Dersi</dc:title>
  </office:meta>
</office:document-meta>
</file>